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7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style-name="ce5">
            <text:p>IMAGE LINK</text:p>
          </table:table-cell>
          <table:table-cell office:value-type="string" table:style-name="ce4">
            <text:p>Checked?</text:p>
          </table:table-cell>
          <table:table-cell office:value-type="string" table:style-name="ce4">
            <text:p>Corrected?</text:p>
          </table:table-cell>
          <table:table-cell office:value-type="string" table:style-name="ce4">
            <text:p>Notes: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6">
            <text:p>5thEpisodeTexture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6">
            <text:p>ActionMachinegun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drenixTexture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gathodemon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irstrikeMarker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lienvsPredator2Texture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lliedMarines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lternate/GibDeath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mmoSatchel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7">
            <text:p>Amulets&amp;ArmorTexture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AnachronoxTexture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nkhofLife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postasy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pprenticeofDSparil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rbalestotAncient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rchonofHell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rmorSet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rxFatalisTexture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SMDShockRifle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AugmentedArachnotron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abyCacodemon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akersLegacyTexture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aphometsEye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string" table:style-name="ce2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eachUmbrella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eheadedKamikaze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ioSphere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lackandGreenTexturesPack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lood1Texture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lood2Texture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loodGhost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loodlustSphere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6">
            <text:p>BloodyChain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ookoftheDead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ootsoftheNorth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racersofForce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ronzeLight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RPS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ulletKit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urningCorpse(Doom)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urningCorpse(Hexen)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Butcher(Gun).p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Cacolantern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Cacti(slim)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Cactus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CagesTexturePack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CagesTexturePackVol2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CellKit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CeramicPottery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handelier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hasm-TheRiftBeta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hasm-TheRift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heshireCacodem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hicke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ind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laymoreMin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lockTowerBe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loud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puterMachin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reTentac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unterstrike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wSkull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rimsonBanne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rusadersOfMight&amp;Magic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ultoftheSerpentStaff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yClone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aggerfallSkelet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aggerfall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aikatana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amageandLowHealthEffec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arkBas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arkForce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BIGFONTPlai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ad/SwampTre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adCorvu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constructIndustrial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monicDron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monicPowerDow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scentI&amp;II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vastato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viationLaunch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evilWorm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iogen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isciple(withmelee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25SS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3BloodDecal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3Keycard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64Ligh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64TextureVarian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64Torch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PotpourriTex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RPGGhou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SmallfontSquar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TerrainSplash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omTexturesforDoomII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ubleBladedChainsaw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rDoctor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ualBarrelLaserRif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ukeNukem3D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ukeNukemAtomic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ukeNukem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ukeNukemSma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usk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goSmash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mb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meraldAmulet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nemyDolls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nforc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nhancedCacodem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nlightening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nlighteningSma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rratic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ternalDoomResourc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xplosionsnStuff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ExplosiveSuperShot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t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nalDoom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REBLUTorch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rePillars(Doom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rePillars(Hexen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rePillars(Strife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reSerpen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stsofFury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lare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leshFeast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leshPilla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leshSpaw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loorandCeilingLanter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lyKin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o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oo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oodBarrel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orcefieldLaserbeam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ormerScientistsPack2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ountainofRejuvenati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reezeRif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rostFan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usionArachno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ardenTre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argoyleWin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atlingLas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hostbustersDoomTex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lassTechPilla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oldenFleeceSheep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othic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ray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GrenadeLaunch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adesElementa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alfCutSoldi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alf-Lif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andoftheWraith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adlessZombieScientist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avyCarbineZombiema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avyChain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avyMetalFAKKII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llBas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reticIITextures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xenII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HexenTree&amp;LeafVarian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conoftheRave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Condense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Shadowe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Tex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Upp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dUpperBol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KPack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palerCrossbow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provedDBigFont+Varian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nPursuitofGreed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onspray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ronCrossbow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WadBrightmap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Juggernaut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KarasawaZombi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Kingpin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Knif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boratoryGlas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meduk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rgeBloodContain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serArena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va&amp;MudGolem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vaba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vaFlow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egendoftheSevenPaladi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ightColumnVariatio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imestoneCaveFormatio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iquidFountai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ordofHeresy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ycanthrop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60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chine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chinegunZombiema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geslayerTextures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gicalDron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gicSpark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gnetSaw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lic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pDevelopment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rbleColum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rineCorps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rineSupply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rs3D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skofTerro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xPayne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edieval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ementwo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ementwoSma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inecraftia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ini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iniplicity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onsterHea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ortiser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ysteriesotSithTex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ailbor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ailborgCommando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ail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ecrodomeBarrel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ecrodomeRock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ightmareAnimations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ightmar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MNCorpVol1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MNCorpVol2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oir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oughtPointFou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uclearMissileLaunch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Ogro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OilBarre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Outlaw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almtrees(burntstumps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almtre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atchedUp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entacleofProjecti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ipeBomb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lasmaBeam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lasma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lasmaRepeat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otionofFireResistanc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otionVarian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owerslave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owerUpRingSpawne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SXFireSki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syren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ump-ActionShot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ad-ShotgunZombi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ake2Sma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akeIIChain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akeIII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akeII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akeI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Quiver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adix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ainSimp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ecoloredDoom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edneckRampage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eturnToCastleWolfenstein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evolver(PS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ingofRegenerati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ingoftheOw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iotNerveGasLaunch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iseoftheTriad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ocketPi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ocketZombi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ocketZombieII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omerosDoomDumpGor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ailorScout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awedOff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cepterofSoul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creamsScreamsScream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crollofHellfir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eawee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eekerBazooka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hadowCaster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hadowWarrior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harkwithLas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hellKit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hirtlessBeheadedMarin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ide-By-SideShot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ilver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implyUnrea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ingleBarrelShot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inisterMachin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kullCand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mallBloodContain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malltrees&amp;bush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M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oldierOfFortun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olidSnake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olidSnakeSma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oulSpawne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parkleSpawne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park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PAS-12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pellBind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ainedGlassWindow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alagmitesandStalactit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arTrekEliteForceTex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atusReport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atusReport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eam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rifeBloodyColum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trongholdPowerPa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uperShiel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uperShotgun(KDiZD)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SystemShock2Textures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SystemShockTexturePack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alismanoftheDepths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echGizmos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eeveeGold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ekWarTexturePack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eleportSmokeSpawner.png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6">
            <text:p>TeslaCannon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heCircleTexturePack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hunderFX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hunderPortal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oilet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omeoftheForsaken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omeoftheUnholy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ooMuchBrownTexturePack.png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TorchVariation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Tormentstein3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TorturedBar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berMinigu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ndeadKnight(dualaxe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nderwaterBubbl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ndyingTextur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nmak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nmakerZombi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sefulDoomEdit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sefulFlat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TNTPyro-Canno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zi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VariousDoomKey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allTorche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andofEmbers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arlordofHel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inchesterYellowboy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ind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itchaven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olfensteinGor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olfHowl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Wraith(D3)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XtraLitesTexturePack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YellowLamp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ZDoom2012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ZDoom2012Big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ZDoom2012Upper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ZombieHenchman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ZombiemanRifle.pn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ZombiePlasmaScientist.png</text:p>
          </table:table-cell>
          <table:table-cell table:number-columns-repeated="16383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1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6T13:16:10Z</dc:date>
    <meta:editing-duration>PT0S</meta:editing-duration>
  </office:meta>
</office:document-meta>
</file>